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9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id="id4" draw:layer="layout" svg:width="1.346cm" svg:height="1.344cm" svg:x="12.576cm" svg:y="7.333cm">
          <text:p text:style-name="P1">Mais</text:p>
          <text:p text:style-name="P1">simula-</text:p>
          <text:p text:style-name="P1">çõ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492cm" svg:height="1.489cm" svg:x="14.64cm" svg:y="6cm">
          <text:p text:style-name="P1">Imple-</text:p>
          <text:p text:style-name="P1">menta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344cm" svg:height="1.345cm" svg:x="15.677cm" svg:y="8.655cm">
          <text:p text:style-name="P1">Experi-</text:p>
          <text:p text:style-name="P1">men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5cm" svg:height="1.502cm" svg:x="15.687cm" svg:y="4.222cm">
          <text:p text:style-name="P1">Estender</text:p>
          <text:p text:style-name="P1">arti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363cm" svg:y1="3.153cm" svg:x2="14.643cm" svg:y2="4.558cm" draw:start-shape="id1" draw:start-glue-point="2" draw:end-shape="id2" draw:end-glue-point="1" svg:d="m15363 3153v1405h-720">
          <text:p/>
        </draw:connector>
        <draw:connector draw:style-name="gr2" draw:text-style-name="P1" draw:layer="layout" svg:x1="15.363cm" svg:y1="3.153cm" svg:x2="16.437cm" svg:y2="4.222cm" draw:start-shape="id1" draw:start-glue-point="2" draw:end-shape="id3" draw:end-glue-point="0" svg:d="m15363 3153v534h1074v535">
          <text:p/>
        </draw:connector>
        <draw:connector draw:style-name="gr2" draw:text-style-name="P1" draw:layer="layout" svg:x1="13.874cm" svg:y1="5.135cm" svg:x2="13.249cm" svg:y2="7.333cm" draw:start-shape="id2" draw:start-glue-point="2" draw:end-shape="id4" svg:d="m13874 5135v1099h-625v1099">
          <text:p/>
        </draw:connector>
        <draw:connector draw:style-name="gr2" draw:text-style-name="P1" draw:layer="layout" svg:x1="13.874cm" svg:y1="5.135cm" svg:x2="14.64cm" svg:y2="6.744cm" draw:start-shape="id2" draw:start-glue-point="2" draw:end-shape="id5" svg:d="m13874 5135v1609h766">
          <text:p/>
        </draw:connector>
        <draw:connector draw:style-name="gr2" draw:text-style-name="P1" draw:layer="layout" svg:x1="15.385cm" svg:y1="7.487cm" svg:x2="16.348cm" svg:y2="8.655cm" draw:start-shape="id5" draw:start-glue-point="8" draw:end-shape="id6" draw:end-glue-point="4" svg:d="m15385 7487v585h963v583">
          <text:p/>
        </draw:connector>
        <draw:custom-shape draw:style-name="gr3" draw:text-style-name="P1" draw:id="id2" draw:layer="layout" svg:width="1.538cm" svg:height="1.154cm" svg:x="13.105cm" svg:y="3.981cm">
          <text:p text:style-name="P1">Apps</text:p>
          <text:p text:style-name="P1">vs</text:p>
          <text:p text:style-name="P1">Num. maq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1.538cm" svg:height="1.153cm" svg:x="14.594cm" svg:y="2cm">
          <text:p text:style-name="P1">Estágio</text:p>
          <text:p text:style-name="P1">Atu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nicius Pinheiro</meta:initial-creator>
    <meta:creation-date>2010-01-31T18:29:06</meta:creation-date>
    <dc:date>2010-02-01T22:18:08</dc:date>
    <dc:creator>Vinicius Pinheiro</dc:creator>
    <meta:editing-duration>PT22H43M11S</meta:editing-duration>
    <meta:editing-cycles>2</meta:editing-cycles>
    <meta:generator>BrOffice.org/3.1$Linux OpenOffice.org_project/310m19$Build-9420</meta:generator>
    <meta:document-statistic meta:object-count="11"/>
  </office:meta>
</office:document-meta>
</file>